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style:font-name-asian="FreeMono" style:font-name-complex="FreeMono"/>
    </style:style>
    <style:style style:name="P2" style:family="paragraph" style:parent-style-name="Standard" style:list-style-name="L1">
      <style:text-properties style:font-name-asian="FreeMono" style:font-name-complex="FreeMono"/>
    </style:style>
    <style:style style:name="P3" style:family="paragraph" style:parent-style-name="Standard" style:list-style-name="L1"/>
    <style:style style:name="P4" style:family="paragraph" style:parent-style-name="Standard">
      <style:text-properties style:font-name="FreeSerif" style:font-name-asian="FreeMono" style:font-name-complex="FreeMono"/>
    </style:style>
    <style:style style:name="P5" style:family="paragraph" style:parent-style-name="Standard" style:list-style-name="L1">
      <style:text-properties style:font-name="FreeSerif" style:font-name-asian="FreeMono" style:font-name-complex="FreeMono"/>
    </style:style>
    <style:style style:name="P6" style:family="paragraph" style:parent-style-name="Standard">
      <style:text-properties style:font-name="FreeSerif" fo:font-style="italic" style:font-name-asian="FreeMono" style:font-style-asian="italic" style:font-name-complex="FreeMono" style:font-style-complex="italic"/>
    </style:style>
    <style:style style:name="P7" style:family="paragraph" style:parent-style-name="Heading_20_1">
      <style:text-properties style:font-name="Times" fo:font-size="12pt" fo:language="en" fo:country="GB" style:font-name-asian="HG Mincho Light J" style:font-size-asian="12pt" style:font-name-complex="Tahoma" style:font-size-complex="12pt"/>
    </style:style>
    <style:style style:name="P8" style:family="paragraph" style:parent-style-name="Heading_20_2">
      <style:text-properties style:font-name="Times" fo:font-size="12pt" style:font-size-asian="12pt" style:font-size-complex="12pt"/>
    </style:style>
    <style:style style:name="P9" style:family="paragraph" style:parent-style-name="Heading_20_2">
      <style:paragraph-properties fo:margin-top="0.423cm" fo:margin-bottom="0.212cm" style:contextual-spacing="false" fo:keep-with-next="always"/>
      <style:text-properties style:font-name="Times" fo:font-size="12pt"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style:font-name="FreeSerif1" style:font-name-asian="FreeMono" style:font-name-complex="FreeMono"/>
    </style:style>
    <style:style style:name="T3" style:family="text">
      <style:text-properties style:font-name="FreeSerif1" fo:font-style="italic" style:font-name-asian="FreeMono" style:font-style-asian="italic" style:font-name-complex="FreeMono" style:font-style-complex="italic"/>
    </style:style>
    <style:style style:name="T4" style:family="text">
      <style:text-properties style:font-name="FreeSerif" style:font-name-asian="FreeMono" style:font-name-complex="FreeMono"/>
    </style:style>
    <style:style style:name="T5" style:family="text">
      <style:text-properties officeooo:rsid="0005d996"/>
    </style:style>
    <style:style style:name="T6" style:family="text">
      <style:text-properties fo:font-style="italic" style:font-style-asian="italic" style:font-style-complex="italic"/>
    </style:style>
    <style:style style:name="T7" style:family="text">
      <style:text-properties fo:font-style="italic" style:font-name-asian="FreeMono" style:font-style-asian="italic" style:font-name-complex="FreeMono" style:font-style-complex="italic"/>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ngredients</text:h>
      <text:p text:style-name="P1">750g stewing lamb</text:p>
      <text:p text:style-name="P1">salt &amp; pepper</text:p>
      <text:p text:style-name="P1">1½ tablespoons butter</text:p>
      <text:p text:style-name="P1">1 cup sliced carrot</text:p>
      <text:p text:style-name="P1">½ cup sliced onion</text:p>
      <text:p text:style-name="P1">2 heaped tablespoons flour</text:p>
      <text:p text:style-name="Standard"><text:span text:style-name="T1">1 tablespoon tomato </text:span><text:span text:style-name="T7">pur</text:span><text:span text:style-name="T3">é</text:span><text:span text:style-name="T7">e</text:span></text:p>
      <text:p text:style-name="Standard">3 cups beef stock</text:p>
      <text:p text:style-name="Standard">1 <text:span text:style-name="T6">bouquet garni</text:span></text:p>
      <text:p text:style-name="Standard">500g <text:span text:style-name="T5">K</text:span>ipfler potatoes</text:p>
      <text:p text:style-name="Standard">1 tablespoon chopped parsley</text:p>
      <text:h text:style-name="P8" text:outline-level="2">Method</text:h>
      <text:list xml:id="list8280782748802099676" text:style-name="L1">
        <text:list-item>
          <text:p text:style-name="P3">Trim meat, cut into cubes and season. Heat butter and fry to seal meat. <text:line-break/>Keep warm in casserole.</text:p>
        </text:list-item>
        <text:list-item>
          <text:p text:style-name="P3">Add onions and carrot and cook till lightly browned.</text:p>
        </text:list-item>
        <text:list-item>
          <text:p text:style-name="P3">Return meat to onions and carrot. Add flour and mix.</text:p>
        </text:list-item>
        <text:list-item>
          <text:p text:style-name="P3">Cook for a few minutes then add tomato <text:span text:style-name="T7">pur</text:span><text:span text:style-name="T3">é</text:span><text:span text:style-name="T7">e</text:span><text:span text:style-name="T1"> and crushed garlic.<text:line-break/>Stir in stock. Keep stirring until liquid boils and thickens.</text:span></text:p>
        </text:list-item>
        <text:list-item>
          <text:p text:style-name="P2">Simmer for 5 minutes; add <text:span text:style-name="T6">bouquet garni</text:span>.</text:p>
        </text:list-item>
        <text:list-item>
          <text:p text:style-name="P3"><text:span text:style-name="T1">Place in casserole with lid and bake in moderate oven for 1</text:span><text:span text:style-name="T2">½</text:span><text:span text:style-name="T4"> hours.</text:span></text:p>
        </text:list-item>
        <text:list-item>
          <text:p text:style-name="P5">Parboil potatoes.</text:p>
        </text:list-item>
        <text:list-item>
          <text:p text:style-name="P5">Add potatoes to casserole and cook for an additional 30 minutes.</text:p>
        </text:list-item>
        <text:list-item>
          <text:p text:style-name="P5">Sprinkle with parsley.</text:p>
        </text:list-item>
      </text:list>
      <text:h text:style-name="P9" text:outline-level="2">Suggestions</text:h>
      <text:list xml:id="list153321138862814" text:continue-list="list8280782748802099676" text:style-name="L1">
        <text:list-item text:start-value="1">
          <text:p text:style-name="P2">Add <text:span text:style-name="T5">S</text:span>wiss <text:span text:style-name="T5">brown</text:span> mushrooms with carrots.</text:p>
        </text:list-item>
        <text:list-item>
          <text:p text:style-name="P3">Add pepper corns to stock.</text:p>
        </text:list-item>
      </text:list>
      <text:p text:style-name="P4"/>
      <text:p text:style-name="P6">Serves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Lamb Navarin</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1-09-24T19:10:10</meta:creation-date>
    <dc:language>en-AU</dc:language>
    <meta:editing-cycles>4</meta:editing-cycles>
    <meta:editing-duration>PT2H1M58S</meta:editing-duration>
    <meta:initial-creator>Frank Jung</meta:initial-creator>
    <dc:date>2014-09-28T15:33:20.059719387</dc:date>
    <dc:creator>Frank Jung</dc:creator>
    <meta:document-statistic meta:table-count="0" meta:image-count="0" meta:object-count="0" meta:page-count="1" meta:paragraph-count="27" meta:word-count="165" meta:character-count="892" meta:non-whitespace-character-count="766"/>
    <meta:user-defined meta:name="Info 1"/>
    <meta:user-defined meta:name="Info 2"/>
    <meta:user-defined meta:name="Info 3"/>
    <meta:user-defined meta:name="Info 4"/>
  </office:meta>
</office:document-meta>
</file>